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en" fo:country="GB"/>
    </style:style>
    <style:style style:name="P2" style:family="paragraph" style:parent-style-name="Text_20_body" style:list-style-name="L1">
      <style:text-properties fo:language="en" fo:country="GB"/>
    </style:style>
    <style:style style:name="P3" style:family="paragraph" style:parent-style-name="Heading">
      <style:text-properties fo:language="en" fo:country="GB"/>
    </style:style>
    <style:style style:name="P4" style:family="paragraph" style:parent-style-name="Heading_20_1">
      <style:text-properties fo:language="en" fo:country="GB"/>
    </style:style>
    <style:style style:name="T1" style:family="text">
      <style:text-properties fo:language="en" fo:country="G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xample documents</text:p>
      <text:p text:style-name="Text_20_body"><text:span text:style-name="T1">These Python files create </text:span><text:a xlink:type="simple" xlink:href="https://www.wikipedia.org/wiki/OpenDocument" text:style-name="Internet_20_link" text:visited-style-name="Visited_20_Internet_20_Link">Open Document Format</text:a><text:span text:style-name="T1"> (ODF) text files (.odt) using the </text:span><text:span text:style-name="Source_20_Text"><text:span text:style-name="T1">msl-odt</text:span></text:span><text:span text:style-name="T1"> module. These files can be read and edited with a range of word processing tools.</text:span></text:p>
      <text:p text:style-name="P1">Each script provides users of the <text:span text:style-name="Source_20_Text">msl-odt</text:span> module example Python code which illustrates the main features available. These are:</text:p>
      <text:list xml:id="list2020254514293282145" text:style-name="L1">
        <text:list-item>
          <text:p text:style-name="P2">Basic text formatting, headers etc.</text:p>
        </text:list-item>
        <text:list-item>
          <text:p text:style-name="P2">Math equations</text:p>
        </text:list-item>
        <text:list-item>
          <text:p text:style-name="P2">Figures</text:p>
        </text:list-item>
        <text:list-item>
          <text:p text:style-name="P2">Tables</text:p>
        </text:list-item>
        <text:list-item>
          <text:p text:style-name="P2">Lists</text:p>
        </text:list-item>
      </text:list>
      <text:h text:style-name="P4" text:outline-level="1">Appending files</text:h>
      <text:p text:style-name="Text_20_body"><text:span text:style-name="T1">This .odt file was created using Apache Open Office and is also used as part of the </text:span><text:span text:style-name="Source_20_Text"><text:span text:style-name="T1">msl-odt</text:span></text:span><text:span text:style-name="T1"> package to demonstrate appending, i.e. re-opening an existing file and writing further text.</text:span></text:p>
      <text:p text:style-name="Text_20_body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dam Dunford</meta:initial-creator>
    <meta:creation-date>2024-11-10T09:47:45.18</meta:creation-date>
    <meta:document-statistic meta:table-count="0" meta:image-count="0" meta:object-count="0" meta:page-count="1" meta:paragraph-count="10" meta:word-count="98" meta:character-count="589"/>
    <dc:date>2024-11-10T10:01:27.47</dc:date>
    <dc:creator>Adam Dunford</dc:creator>
    <meta:editing-duration>PT13M49S</meta:editing-duration>
    <meta:editing-cycles>1</meta:editing-cycles>
    <meta:generator>OpenOffice/4.1.15$Win32 OpenOffice.org_project/4115m2$Build-9813</meta:generator>
  </office:meta>
</office:document-meta>
</file>